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5734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055734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055734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55734" style:font-name-asian="Times New Roman" style:font-size-asian="26pt" style:font-name-complex="AALMAGHRIBI1" style:font-size-complex="26p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55734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قَٓ ]</text:h>
      <text:p text:style-name="P2" loext:marker-style-name="T1"><text:span text:style-name="T1"/></text:p>
      <text:p text:style-name="P3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قَٓؐ وَالْقُرْءَانِ </text:span><text:span text:style-name="T4">۱</text:span><text:span text:style-name="T1">لْمَجِيدِ </text:span><text:span text:style-name="T2">(1)</text:span><text:span text:style-name="T1"> بَــلْ عَجِبُوٓاْ أَن جَآءَهُم مُّنذِرٌ مِّنْهُمْ فَقَالَ </text:span><text:span text:style-name="T4">۰</text:span><text:span text:style-name="T1">لْكَـٰفِرُونَ هَـٰذَا شَيْء٘ عَجِيب٘ </text:span><text:span text:style-name="T2">(2)</text:span><text:span text:style-name="T1"> اَ.ذَا مِتْنَا وَكُنَّا تُرَاباً ذَ؛لِــكَ رَجْعٛ بَعِيدٌؐ </text:span><text:span text:style-name="T2">(3)</text:span><text:span text:style-name="T1"> قَدْ عَلِمْنَا مَا تَنقُــصُ </text:span><text:span text:style-name="T4">۴</text:span><text:span text:style-name="T1">لاَرْضُ مِنْهُمْ وَعِندَنَا كِتَـٰب٘ حَفِيظٛؐ </text:span><text:span text:style-name="T2">(4)</text:span><text:span text:style-name="T1"> بَــلْ كَذَّبُواْ بِالْحَــقّۣ لَمَّا جَآءَهُمْ فَهُمْ فِىٓ أَمْرٍ مَّرۣيجٖؐ </text:span><text:span text:style-name="T2">(5)</text:span><text:span text:style-name="T1"> اَفَلَمْ يَنظُرُوٓاْ إِلَــي </text:span><text:span text:style-name="T4">۰</text:span><text:span text:style-name="T1">لسَّمَآءِ فَوْقَهُمْ كَيْفَ بَنَيْنَـٰهَا وَزَيَّنَّـٰهَا وَمَا لَهَا مِن فُرُوجٍؐ </text:span><text:span text:style-name="T2">(6)</text:span><text:span text:style-name="T1"> وَالاَرْضضضَ مَدَدْنَـٰهَا وَأَلْقَيْنَا فِيهَا رَوَ؛سِيَ وَأَنۢبَتْنَا فِيهَا مِــن كُلِّ زَوْجٙ بَهِيجٍ </text:span><text:span text:style-name="T2">(7)</text:span><text:span text:style-name="T1"> تَبْصِرَةً وَذِكْرۭيٰ لِكُــلّۣ عَـبْـدٍ مُّنِيبٍؐ </text:span><text:span text:style-name="T2">(8)</text:span><text:span text:style-name="T1"> ® وَنَزَّلْنَا مِــنَ </text:span><text:span text:style-name="T4">۰</text:span><text:span text:style-name="T1">لسَّمَآءِ مَآءً مُّبَـٰرَكاً فَأَنۢبَتْنَا بِهِ” جَنَّـٰتٍ وَحَبَّ </text:span><text:span text:style-name="T4">۰</text:span><text:span text:style-name="T1">لْحَصِيدِ </text:span><text:span text:style-name="T2">(9)</text:span><text:span text:style-name="T1"> وَاڤنَّخْلَ بَاسِقَـٰتٍ لَّهَا طَلْعٌ نَّضِيدٌ </text:span><text:span text:style-name="T2">(10)</text:span><text:span text:style-name="T1"> رّۣزْقاً لِّلْعِبَادِؐ وَأَحْيَيْنَا بِهِ” بَلْدَةً مَّيْتاًؐ كَذَ؛لِــكَ </text:span><text:span text:style-name="T4">۰</text:span><text:span text:style-name="T1">لْخُرُوجُؐ </text:span><text:span text:style-name="T2">(11)</text:span><text:span text:style-name="T1"> كَذَّبَتْ قَبْلَهُمْ قَوْمُ نُوحٍ وَأَصْحَـٰبُ </text:span><text:span text:style-name="T4">۴</text:span><text:span text:style-name="T1">لرَّسِّ وَثَمُودُ </text:span><text:span text:style-name="T2">(12)</text:span><text:span text:style-name="T1"> وَعَادٌ وَفِرْعَوْنُ وَإِخْوَ؛نُ لُوطٍ </text:span><text:span text:style-name="T2">(13)</text:span><text:span text:style-name="T1"> وَأَصْحَـٰبُ </text:span><text:span text:style-name="T4">۴</text:span><text:span text:style-name="T1">لاَيْكَةِ وَقَوْمُ تُبَّعٍؐ كُــلٌّ كَذَّبَ </text:span><text:span text:style-name="T4">۰</text:span><text:span text:style-name="T1">لرُّسُــلَ فَحَقَّ وَعِيدِؐ“ </text:span><text:span text:style-name="T2">(14)</text:span><text:span text:style-name="T1"> أَفَعَيِينَا بِالْخَلْـقِ </text:span><text:span text:style-name="T4">۱</text:span><text:span text:style-name="T1">لاَوَّلِؐ بَــلْ هُمْ فِى لَبْسٍ مِّنْ خَلْقٍ جَدِيدٍؐ </text:span><text:span text:style-name="T2">(15)</text:span></text:p>
      <text:p text:style-name="P4" loext:marker-style-name="T1"/>
      <text:p text:style-name="P5" loext:marker-style-name="T1"><text:span text:style-name="T1">56</text:span></text:p>
      <text:p text:style-name="P3" loext:marker-style-name="T1"><text:span text:style-name="T1">وَلَقَدْ خَلَقْنَا </text:span><text:span text:style-name="T4">۰</text:span><text:span text:style-name="T1">لِانسَـٰنَ وَنَعْلَمُ مَا تُوَسْوۣسُ بِــهِ” نَفْسُهُ„ وَنَحْنُ أَقْرَبُ إِلَيْهِ مِــنْ حَبْلِ </text:span><text:span text:style-name="T4">۱</text:span><text:span text:style-name="T1">لْوَرۣيدِؐ </text:span><text:span text:style-name="T2">(16)</text:span><text:span text:style-name="T1"> إِذْ يَتَلَقَّــي </text:span><text:span text:style-name="T4">۰</text:span><text:span text:style-name="T1">لْمُتَلَقِّيَـٰنِ عَنِ </text:span><text:span text:style-name="T4">۱</text:span><text:span text:style-name="T1">لْيَمِينِ وَعَـنِ </text:span><text:span text:style-name="T4">۱</text:span><text:span text:style-name="T1">لشِّمَالِ قَعِيدٌؐ </text:span><text:span text:style-name="T2">(17)</text:span><text:span text:style-name="T1"> مَّا يَلْفِظُ مِن قَوْلٖ اِلاَّ لَدَيْهِ رَقِيب٘ عَتِيدٌؐ </text:span><text:span text:style-name="T2">(18)</text:span><text:span text:style-name="T1"> وَجَآءَتْ سَكْرَةُ </text:span><text:span text:style-name="T4">۴</text:span><text:span text:style-name="T1">لْمَوْتِ بِالْحَــقّۣؐ ذَ؛لِكَ مَا كُنتَ مِنْهُ تَحِيدُؐ </text:span><text:span text:style-name="T2">(19)</text:span><text:span text:style-name="T1"> وَنُفِخَ فِى </text:span><text:span text:style-name="T4">۱</text:span><text:span text:style-name="T1">لصُّورۣؐ ذَ؛لِكَ يَوْمُ </text:span><text:span text:style-name="T4">۴</text:span><text:span text:style-name="T1">لْوَعِيدِؐ </text:span><text:span text:style-name="T2">(20)</text:span><text:span text:style-name="T1"> وَجَآءَتْ كُلُّ نَفْـــسٍ مَّعَهَا سَآئِقٌ وَشَهِيدٌؐ </text:span><text:span text:style-name="T2">(21)</text:span><text:span text:style-name="T1"> لَّقَدْ كُنتَ فِى غَفْلَةٍ مِّــنْ هَـٰذَا فَكَشَفْنَا عَنــكَ غِطَآءَكككَ فَبَصَرُكَ </text:span><text:span text:style-name="T4">۰</text:span><text:span text:style-name="T1">لْيَوْمَ حَدِيدٌؐ </text:span><text:span text:style-name="T2">(22)</text:span><text:span text:style-name="T1"> وَقَالَ قَرۣينُهُ„ هَـٰذَا مَا لَدَيَّ عَتِيد٘ؐ </text:span><text:span text:style-name="T2">(23)</text:span><text:span text:style-name="T1"> اَلْقِيَا فِى جَهَنَّمَ كُــلَّ كَفّۭار۫ عَنِيدٍ </text:span><text:span text:style-name="T2">(24)</text:span><text:span text:style-name="T1"> مَّنَّاعٍ ڤِّڤْخَيْرۣ مُعْتَدٍ مُّرۣيبٖ </text:span><text:span text:style-name="T2">(25)</text:span><text:span text:style-name="T1"> </text:span><text:span text:style-name="T4">۱ﻟ﮲</text:span><text:span text:style-name="T1"> جَعَلَ مَعَ </text:span><text:span text:style-name="T4">۰</text:span><text:span text:style-name="T1">للَّهِ إِچَهاٗ —اخَرَ فَأَلْقِيَـٰهُ فِى </text:span><text:span text:style-name="T4">۱</text:span><text:span text:style-name="T1">لْعَذَابِ </text:span><text:span text:style-name="T4">۱</text:span><text:span text:style-name="T1">لشَّدِيدِؐ </text:span><text:span text:style-name="T2">(26)</text:span><text:span text:style-name="T1"> © قَالَ قَرۣينُهُ„ رَبَّنَا مَآ أَطْغَيْتُهُ„ وَچَكِــن كَانَ فِى ضَچَلٙ بَعِيدٍؐ </text:span><text:span text:style-name="T2">(27)</text:span><text:span text:style-name="T1"> قَالَ لاَ تَخْتَصِمُواْ لَدَيَّ وَقَدْ قَدَّمْتُ إِلَيْكُم بِالْوَعِيدِؐ </text:span><text:span text:style-name="T2">(28)</text:span><text:span text:style-name="T1"> مَا يُبَدَّلُ </text:span><text:span text:style-name="T4">۴</text:span><text:span text:style-name="T1">لْقَوْلُ لَدَيَّ وَمَآ أَنَا بِظَچَّمٍ لِّلْعَبِيدِؐ </text:span><text:span text:style-name="T2">(29)</text:span><text:span text:style-name="T1"> يَوْمَ يَقُولُ لِجَهَنَّمَ هَلِ 'مْتَلْأَتِ وَتَقُولُ هَلْ مِن مَّزۣيدٍؐ </text:span><text:span text:style-name="T2">(30)</text:span><text:span text:style-name="T1"> وَٱُزْلِفَتِ </text:span><text:span text:style-name="T4">۱</text:span><text:span text:style-name="T1">لْجَنَّةُ لِلْمُتَّقِيــنَ غَيْرَ بَعِيدٖؐ </text:span><text:span text:style-name="T2">(31)</text:span><text:span text:style-name="T1"> هَـٰذَا مَا تُوعَدُونَ</text:span></text:p>
      <text:p text:style-name="P4" loext:marker-style-name="T1"/>
      <text:p text:style-name="P5" loext:marker-style-name="T1"><text:span text:style-name="T1">57</text:span></text:p>
      <text:p text:style-name="P3" loext:marker-style-name="T1"><text:span text:style-name="T1">لِكُلِّ أَوَّابٖ حَفِيظٍؐ </text:span><text:span text:style-name="T2">(32)</text:span><text:span text:style-name="T1"> مَّــنْ خَشِيَ </text:span><text:span text:style-name="T4">۰</text:span><text:span text:style-name="T1">لرَّحْمَـٰــنَ بِالْغَيْبِ وَجَآءَ بِقَلْبٍ مُّنِيبٖ </text:span><text:span text:style-name="T2">(33)</text:span><text:span text:style-name="T1"> </text:span><text:span text:style-name="T4">۶</text:span><text:span text:style-name="T1">دْخُلُوهَا بِسَچَمٍؐ ذَ؛لِــكَ يَوْمُ </text:span><text:span text:style-name="T4">۴</text:span><text:span text:style-name="T1">لْخُلُودِؐ </text:span><text:span text:style-name="T2">(34)</text:span><text:span text:style-name="T1"> لَهُم مَّا يَشَآءُونَ فِيهَاؐ وَلَدَيْنَا مَزۣيدٌؐ </text:span><text:span text:style-name="T2">(35)</text:span><text:span text:style-name="T1"> وَكَمَ اَهْلَكْنَا قَبْلَهُم مِّن قَرْنٖ هُمُ; أَشَدُّ مِنْهُم بَطْشاً فَنَقَّبُواْ فِى </text:span><text:span text:style-name="T4">۱</text:span><text:span text:style-name="T1">لْبِچَدِؐ هَلْ مِن مَّحِيصٖؐ </text:span><text:span text:style-name="T2">(36)</text:span><text:span text:style-name="T1"> اِنَّ فِى ذَ؛لِــكَ لَذِكْرۭيٰ لِمَــن كَانَ لَهُ„ قَلْب٘ اَوَ اَلْقَي </text:span><text:span text:style-name="T4">۰</text:span><text:span text:style-name="T1">لسَّمْعَ وَهُوَ شَهِيدٌؐ </text:span><text:span text:style-name="T2">(37)</text:span><text:span text:style-name="T1"> وَلَقَدْ خَلَقْنَا </text:span><text:span text:style-name="T4">۰</text:span><text:span text:style-name="T1">لسَّمَـٰوَ؛تِ وَالاَرْضَ وَمَا بَيْنَهُمَا فِى سِتَّةِ أَيَّامٍ وَمَا مَسَّنَا مِــن لُّغُوبٍؐ </text:span><text:span text:style-name="T2">(38)</text:span><text:span text:style-name="T1"> فَاصْبِرْ عَلَيٰ مَا يَقُولُونَؐ وَسَبِّحْ بِحَمْدِ رَبِّــكَ قَبْــلَ طُلُوعِ </text:span><text:span text:style-name="T4">۱</text:span><text:span text:style-name="T1">لشَّمْسِ وَقَبْــلَ </text:span><text:span text:style-name="T4">۰</text:span><text:span text:style-name="T1">لْغُرُوبِؐ </text:span><text:span text:style-name="T2">(39)</text:span><text:span text:style-name="T1"> وَمِنَ </text:span><text:span text:style-name="T4">۰</text:span><text:span text:style-name="T1">ليْلِ فَسَبِّحْهُ وَإِدْبَـٰرَ </text:span><text:span text:style-name="T4">۰</text:span><text:span text:style-name="T1">ڤسُّجُودِؐ </text:span><text:span text:style-name="T2">(40)</text:span><text:span text:style-name="T1"> وَاسْتَمِعْ يَوْمَ يُنَادِ </text:span><text:span text:style-name="T4">۱</text:span><text:span text:style-name="T1">لْمُنَادِ” مِــن مَّكَانٍ قَرۣيبٍ </text:span><text:span text:style-name="T2">(41)</text:span><text:span text:style-name="T1"> يَوْمَ يَسْمَعُونَ </text:span><text:span text:style-name="T4">۰</text:span><text:span text:style-name="T1">ڤصَّيْحَةَ بِالْحَقﱢّؐ ذَ؛لِــكَ يَوْمُ </text:span><text:span text:style-name="T4">۴</text:span><text:span text:style-name="T1">لْخُرُوجِؐ </text:span><text:span text:style-name="T2">(42)</text:span><text:span text:style-name="T1"> إِنَّا نَحْنُ نُحْىِ” وَنُمِيــتُ وَإِلَيْنَا </text:span><text:span text:style-name="T4">۰</text:span><text:span text:style-name="T1">لْمَصِيرُؐ </text:span><text:span text:style-name="T2">(43)</text:span><text:span text:style-name="T1"> يَوْمَ تَشَّقَّقُ </text:span><text:span text:style-name="T4">۴</text:span><text:span text:style-name="T1">لاَرْضُ عَنْهُمْ سِرَاعاًؐ ذَ؛لِــكَ حَشْر٘ عَلَيْنَا يَسِيرٌؐ </text:span><text:span text:style-name="T2">(44)</text:span><text:span text:style-name="T1"> نَّحْــنُ أَعْلَمُ بِمَا يَقُولُونَؐ وَمَآ أَنتَ عَلَيْهِم بِجَبّۭارٍؐ فَذَكِّرْ بِالْقُرْءَانِ مَــنْ يَّخَافُ وَعِيدِ” </text:span><text:span text:style-name="T2">(45)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2:19.233494688</meta:creation-date>
    <dc:date>2025-03-03T14:12:28.236250598</dc:date>
    <meta:editing-duration>PT11S</meta:editing-duration>
    <meta:editing-cycles>1</meta:editing-cycles>
    <meta:document-statistic meta:table-count="0" meta:image-count="0" meta:object-count="0" meta:page-count="3" meta:paragraph-count="6" meta:word-count="429" meta:character-count="2243" meta:non-whitespace-character-count="1819"/>
    <meta:generator>LibreOffice/24.8.2.1$Linux_X86_64 LibreOffice_project/0f794b6e29741098670a3b95d60478a65d05ef13</meta:generator>
  </office:meta>
</office:document-meta>
</file>